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9.049cm"/>
    </style:style>
    <style:style style:name="co7" style:family="table-column">
      <style:table-column-properties fo:break-before="auto" style:column-width="5.135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in Plot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office:value-type="string">
            <text:p>Bloodcaller or boss exp/loot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  <table:table table:name="Ideas" table:style-name="ta1" table:print="false"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control a small creature that must go through a gauntlet</text:p>
          </table:table-cell>
          <table:table-cell/>
        </table:table-row>
        <table:table-row table:style-name="ro1">
          <table:table-cell office:value-type="string">
            <text:p>become a vampire: you must prove yourself by killing a small child, in a horrenduous way, while the child prays for his mercy</text:p>
          </table:table-cell>
          <table:table-cell/>
        </table:table-row>
        <table:table-row table:style-name="ro1">
          <table:table-cell office:value-type="string">
            <text:p>the fearscape is expanding over eyal: defeat i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orld-Axis</text:p>
          </table:table-cell>
          <table:table-cell office:value-type="string">
            <text:p>a stone of immense power, spinning at the heart of the world; it was broken and now the world is set loo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1">01/07/2011</text:date>, <text:time>17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7-01T16:59:59</dc:date>
    <meta:editing-duration>P5DT15H47M15S</meta:editing-duration>
    <meta:editing-cycles>59</meta:editing-cycles>
    <meta:generator>LibreOffice/3.3$Unix LibreOffice_project/330m19$Build-8</meta:generator>
    <meta:document-statistic meta:table-count="4" meta:cell-count="192" meta:object-count="0"/>
    <meta:user-defined meta:name="Info 1"/>
    <meta:user-defined meta:name="Info 2"/>
    <meta:user-defined meta:name="Info 3"/>
    <meta:user-defined meta:name="Info 4"/>
  </office:meta>
</office:document-meta>
</file>